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55000001E72C918B7D74952A8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3.552in" svg:height="5.0728in" draw:z-index="0"><draw:image xlink:href="Pictures/1000020100000155000001E72C918B7D74952A8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5T16:11:48.527363677</meta:creation-date>
    <dc:date>2022-11-05T16:12:10.180050991</dc:date>
    <meta:editing-duration>PT21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